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0000000C4A250A9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8.139cm" svg:x="0cm" svg:y="0.149cm">
          <draw:image xlink:href="Pictures/1000000000000170000000C4A250A9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0:11.278824815</meta:creation-date>
    <dc:date>2014-10-01T15:50:55.821187932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